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D000000E79F96C0C2C7587D22.png" manifest:media-type="image/png"/>
  <manifest:file-entry manifest:full-path="Pictures/100002010000015D000000E761CB6C28E47520F5.png" manifest:media-type="image/png"/>
  <manifest:file-entry manifest:full-path="Pictures/10000201000001880000010A61B56CD222A0FF10.png" manifest:media-type="image/png"/>
  <manifest:file-entry manifest:full-path="Pictures/10000201000001820000010AB077FCF763607C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66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206cm" svg:height="1.665cm" svg:x="3cm" svg:y="0.5cm" presentation:class="subtitle" presentation:user-transformed="true">
          <draw:text-box>
            <text:p text:style-name="P1"><text:span text:style-name="T1">Цель - исследовать модель Изинга на случайных графах. </text:span></text:p>
          </draw:text-box>
        </draw:frame>
        <draw:frame draw:style-name="gr1" draw:text-style-name="P3" draw:layer="layout" svg:width="7.731cm" svg:height="5.117cm" svg:x="16.5cm" svg:y="4cm">
          <draw:image xlink:href="Pictures/100002010000015D000000E79F96C0C2C7587D22.png" xlink:type="simple" xlink:show="embed" xlink:actuate="onLoad" draw:mime-type="image/png">
            <text:p/>
          </draw:image>
        </draw:frame>
        <draw:frame draw:style-name="gr1" draw:text-style-name="P3" draw:layer="layout" svg:width="7.556cm" svg:height="5cm" svg:x="4cm" svg:y="4cm">
          <draw:image xlink:href="Pictures/100002010000015D000000E761CB6C28E47520F5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1.55cm" svg:x="3cm" svg:y="2.165cm">
          <draw:text-box>
            <text:p text:style-name="P3">Не плотный граф ~ 1D</text:p>
            <text:p text:style-name="P3"><text:span text:style-name="T2">Намагниченности нет</text:span></text:p>
          </draw:text-box>
        </draw:frame>
        <draw:frame draw:style-name="gr2" draw:text-style-name="P4" draw:layer="layout" svg:width="10cm" svg:height="1.55cm" svg:x="15cm" svg:y="2.165cm">
          <draw:text-box>
            <text:p text:style-name="P3">Плотный граф ~ 2D</text:p>
            <text:p text:style-name="P3"><text:span text:style-name="T2">Намагниченность есть</text:span></text:p>
          </draw:text-box>
        </draw:frame>
        <draw:frame draw:style-name="gr1" draw:text-style-name="P3" draw:layer="layout" svg:width="9.563cm" svg:height="6.489cm" svg:x="2.5cm" svg:y="9.011cm">
          <draw:image xlink:href="Pictures/10000201000001880000010A61B56CD222A0FF10.png" xlink:type="simple" xlink:show="embed" xlink:actuate="onLoad" draw:mime-type="image/png">
            <text:p/>
          </draw:image>
        </draw:frame>
        <draw:frame draw:style-name="gr1" draw:text-style-name="P3" draw:layer="layout" svg:width="9.43cm" svg:height="6.5cm" svg:x="15.07cm" svg:y="9cm">
          <draw:image xlink:href="Pictures/10000201000001820000010AB077FCF763607C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1-04-20T17:11:53.165000000</dc:date>
    <meta:editing-duration>PT6M50S</meta:editing-duration>
    <meta:editing-cycles>1</meta:editing-cycles>
    <meta:document-statistic meta:object-count="30"/>
  </office:meta>
</office:document-meta>
</file>